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3.3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path draw:style-name="gr1" draw:layer="layout" svg:width="1cm" svg:height="2cm" svg:x="0cm" svg:y="0cm" svg:viewBox="0 0 1001 2001" svg:d="m1001 0c0 0-1001 0-1001 1000s1001 1001 1001 1001">
            <text:p/>
          </draw:path>
          <draw:frame draw:style-name="gr2" draw:layer="layout" svg:width="3.3cm" svg:height="2cm" svg:x="0.7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r-sens</dc:title>
    <meta:creation-date>2011-02-07T17:09:52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